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3.8056in"/>
    </style:style>
    <style:style style:name="Table1.C" style:family="table-column">
      <style:table-column-properties style:column-width="2.3194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3e561"/>
    </style:style>
    <style:style style:name="P2" style:family="paragraph" style:parent-style-name="Table_20_Contents">
      <style:text-properties style:font-name="Times New Roman" fo:font-weight="bold" officeooo:rsid="0013e561" officeooo:paragraph-rsid="0013e561" style:font-weight-asian="bold" style:font-weight-complex="bold"/>
    </style:style>
    <style:style style:name="P3" style:family="paragraph" style:parent-style-name="Table_20_Contents">
      <style:text-properties style:font-name="Times New Roman" officeooo:paragraph-rsid="0013e561"/>
    </style:style>
    <style:style style:name="P4" style:family="paragraph" style:parent-style-name="Table_20_Contents">
      <style:text-properties style:font-name="Times New Roman" fo:font-size="10pt" officeooo:paragraph-rsid="0013e561" style:font-size-asian="10pt" style:font-size-complex="10pt"/>
    </style:style>
    <style:style style:name="P5" style:family="paragraph" style:parent-style-name="Table_20_Contents">
      <style:text-properties style:font-name="Times New Roman" officeooo:rsid="0013e561" officeooo:paragraph-rsid="0013e561"/>
    </style:style>
    <style:style style:name="P6" style:family="paragraph" style:parent-style-name="Table_20_Contents">
      <style:text-properties style:font-name="Times New Roman" officeooo:rsid="00140dcb" officeooo:paragraph-rsid="00140dcb"/>
    </style:style>
    <style:style style:name="P7" style:family="paragraph" style:parent-style-name="Table_20_Contents">
      <style:text-properties style:font-name="Times New Roman" officeooo:rsid="00146aae" officeooo:paragraph-rsid="00146aae"/>
    </style:style>
    <style:style style:name="P8" style:family="paragraph" style:parent-style-name="Table_20_Contents">
      <style:text-properties style:font-name="Times New Roman" officeooo:rsid="00153562" officeooo:paragraph-rsid="00153562"/>
    </style:style>
    <style:style style:name="P9" style:family="paragraph" style:parent-style-name="Table_20_Contents">
      <style:text-properties style:font-name="Times New Roman" officeooo:rsid="0015f368" officeooo:paragraph-rsid="0015f368"/>
    </style:style>
    <style:style style:name="P10" style:family="paragraph" style:parent-style-name="Table_20_Contents">
      <style:text-properties style:font-name="Times New Roman" officeooo:rsid="00191470" officeooo:paragraph-rsid="00191470"/>
    </style:style>
    <style:style style:name="P11" style:family="paragraph" style:parent-style-name="Table_20_Contents">
      <style:text-properties style:font-name="Arial" fo:font-size="10pt" officeooo:rsid="001a75a1" officeooo:paragraph-rsid="0013e561" style:font-size-asian="10pt" style:font-size-complex="10pt"/>
    </style:style>
    <style:style style:name="P12" style:family="paragraph" style:parent-style-name="Table_20_Contents">
      <style:text-properties officeooo:rsid="001268b8" officeooo:paragraph-rsid="001268b8"/>
    </style:style>
    <style:style style:name="P13" style:family="paragraph" style:parent-style-name="Text_20_body">
      <style:paragraph-properties fo:text-align="center" style:justify-single-word="false"/>
      <style:text-properties style:font-name="Times New Roman" officeooo:rsid="0013e561" officeooo:paragraph-rsid="0013e561"/>
    </style:style>
    <style:style style:name="P14" style:family="paragraph" style:parent-style-name="Table_20_Contents">
      <style:text-properties style:font-name="Times New Roman" officeooo:rsid="001a8cbc" officeooo:paragraph-rsid="001a8cbc"/>
    </style:style>
    <style:style style:name="T1" style:family="text">
      <style:text-properties style:font-name="Times New Roman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nux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015018952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1</text:p>
          </table:table-cell>
          <table:table-cell table:style-name="Table1.A1" office:value-type="string">
            <text:p text:style-name="P4"/>
          </table:table-cell>
        </table:table-row>
        <table:table-row table:style-name="TableLine2401676686592">
          <table:table-cell table:style-name="Table1.A1" office:value-type="string">
            <text:p text:style-name="P7">WebText</text:p>
          </table:table-cell>
          <table:table-cell table:style-name="Table1.A1" office:value-type="string">
            <text:p text:style-name="P5">LPIC101-500</text:p>
          </table:table-cell>
          <table:table-cell table:style-name="Table1.A1" office:value-type="string">
            <text:p text:style-name="P4"><text:a xlink:type="simple" xlink:href="https://www.lpi.org/our-certifications/exam-101-objectives" text:style-name="Internet_20_link" text:visited-style-name="Visited_20_Internet_20_Link">https://www.lpi.org/our-certifications/exam-101-objectives</text:a> </text:p>
          </table:table-cell>
        </table:table-row>
        <table:table-row table:style-name="TableLine2401676685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<text:a xlink:type="simple" xlink:href="https://learning.lpi.org/en/learning-materials/101-500/" text:style-name="Internet_20_link" text:visited-style-name="Visited_20_Internet_20_Link"><text:span text:style-name="T1">https://learning.lpi.org/en/learning-materials/101-500/</text:span></text:a><text:span text:style-name="T1"> </text:span></text:p>
          </table:table-cell>
        </table:table-row>
        <table:table-row table:style-name="TableLine2401676687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LPIC102-500</text:p>
          </table:table-cell>
          <table:table-cell table:style-name="Table1.A1" office:value-type="string">
            <text:p text:style-name="P11"><text:a xlink:type="simple" xlink:href="https://www.lpi.org/our-certifications/exam-102-objectives" text:style-name="Internet_20_link" text:visited-style-name="Visited_20_Internet_20_Link"><text:span text:style-name="T1">https://www.lpi.org/our-certifications/exam-102-objectives</text:span></text:a><text:span text:style-name="T1"> </text:span></text:p>
          </table:table-cell>
        </table:table-row>
        <table:table-row table:style-name="TableLine24016766874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<text:a xlink:type="simple" xlink:href="https://learning.lpi.org/en/learning-materials/102-500/" text:style-name="Internet_20_link" text:visited-style-name="Visited_20_Internet_20_Link"><text:span text:style-name="T1">https://learning.lpi.org/en/learning-materials/102-500/</text:span></text:a><text:span text:style-name="T1"> </text:span></text:p>
          </table:table-cell>
        </table:table-row>
        <table:table-row table:style-name="TableLine240167668713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2</text:p>
          </table:table-cell>
          <table:table-cell table:style-name="Table1.A1" office:value-type="string">
            <text:p text:style-name="P4"/>
          </table:table-cell>
        </table:table-row>
        <table:table-row table:style-name="TableLine240167668795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1</text:p>
          </table:table-cell>
          <table:table-cell table:style-name="Table1.A1" office:value-type="string">
            <text:p text:style-name="P3"><text:a xlink:type="simple" xlink:href="https://www.lpi.org/our-certifications/exam-201-objectives" text:style-name="Internet_20_link" text:visited-style-name="Visited_20_Internet_20_Link"><text:span text:style-name="T2">https://www.lpi.org/our-certifications/exam-201-objectives</text:span></text:a><text:span text:style-name="T2"> </text:span></text:p>
          </table:table-cell>
        </table:table-row>
        <table:table-row table:style-name="TableLine240167668441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2</text:p>
          </table:table-cell>
          <table:table-cell table:style-name="Table1.A1" office:value-type="string">
            <text:p text:style-name="P4"><text:a xlink:type="simple" xlink:href="https://www.lpi.org/our-certifications/exam-202-objectives" text:style-name="Internet_20_link" text:visited-style-name="Visited_20_Internet_20_Link">https://www.lpi.org/our-certifications/exam-202-objectives</text:a> </text:p>
          </table:table-cell>
        </table:table-row>
        <table:table-row table:style-name="TableLine24016766868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684960">
          <table:table-cell table:style-name="Table1.A1" office:value-type="string">
            <text:p text:style-name="P7">Youtube</text:p>
          </table:table-cell>
          <table:table-cell table:style-name="Table1.A1" office:value-type="string">
            <text:p text:style-name="P7">My Linux Gig</text:p>
            <text:p text:style-name="P7"/>
            <text:p text:style-name="P7">LPIC-1 full course, covering all the domains of Exam codes 101-500 and 102-500</text:p>
          </table:table-cell>
          <table:table-cell table:style-name="Table1.A1" office:value-type="string">
            <text:p text:style-name="P4"><text:a xlink:type="simple" xlink:href="https://youtu.be/GGtHCeCLg6Y" text:style-name="Internet_20_link" text:visited-style-name="Visited_20_Internet_20_Link">https://youtu.be/GGtHCeCLg6Y</text:a> </text:p>
          </table:table-cell>
        </table:table-row>
        <table:table-row table:style-name="TableLine24016766860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685504">
          <table:table-cell table:style-name="Table1.A1" office:value-type="string">
            <text:p text:style-name="P7">Youtube Playlist</text:p>
          </table:table-cell>
          <table:table-cell table:style-name="Table1.A1" office:value-type="string">
            <text:p text:style-name="P7">Jason Henninger</text:p>
            <text:p text:style-name="P7">Linux+</text:p>
          </table:table-cell>
          <table:table-cell table:style-name="Table1.A1" office:value-type="string">
            <text:p text:style-name="P4"><text:a xlink:type="simple" xlink:href="https://www.youtube.com/playlist?list=PLhYSvqrrDoJS41vx65ZqL1EumUkmIIdHI" text:style-name="Internet_20_link" text:visited-style-name="Visited_20_Internet_20_Link">https://www.youtube.com/playlist?list=PLhYSvqrrDoJS41vx65ZqL1EumUkmIIdHI</text:a> </text:p>
          </table:table-cell>
        </table:table-row>
        <table:table-row table:style-name="TableLine2401676684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685776">
          <table:table-cell table:style-name="Table1.A1" office:value-type="string">
            <text:p text:style-name="P7">Youtube Playlist</text:p>
          </table:table-cell>
          <table:table-cell table:style-name="Table1.A1" office:value-type="string">
            <text:p text:style-name="P7">Sander van Vugt, RhatCertification</text:p>
            <text:p text:style-name="P3">CompTIA Linux+ XK0-004 Complete Video Course, 2nd Edition</text:p>
          </table:table-cell>
          <table:table-cell table:style-name="Table1.A1" office:value-type="string">
            <text:p text:style-name="P4"><text:a xlink:type="simple" xlink:href="https://youtube.com/playlist?list=PLC5eRS3MXpp-zlq64CcDfzMl2hO2Wtcl0" text:style-name="Internet_20_link" text:visited-style-name="Visited_20_Internet_20_Link">https://youtube.com/playlist?list=PLC5eRS3MXpp-zlq64CcDfzMl2hO2Wtcl0</text:a> </text:p>
          </table:table-cell>
        </table:table-row>
        <table:table-row table:style-name="TableLine24016766863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8930896">
          <table:table-cell table:style-name="Table1.A1" office:value-type="string">
            <text:p text:style-name="P7">Youtube Playlists</text:p>
          </table:table-cell>
          <table:table-cell table:style-name="Table1.A1" office:value-type="string">
            <text:p text:style-name="P7">Professor Messer</text:p>
            <text:p text:style-name="P7">Linux+</text:p>
          </table:table-cell>
          <table:table-cell table:style-name="Table1.A1" office:value-type="string">
            <text:p text:style-name="P4"><text:a xlink:type="simple" xlink:href="https://youtube.com/playlist?list=PLwDXYlAqycwyEM9d3nTp8trxzpkxuBXXv" text:style-name="Internet_20_link" text:visited-style-name="Visited_20_Internet_20_Link">https://youtube.com/playlist?list=PLwDXYlAqycwyEM9d3nTp8trxzpkxuBXXv</text:a> </text:p>
          </table:table-cell>
        </table:table-row>
        <table:table-row table:style-name="TableLine24016789311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Playlists may be dupliciates. There was no official playlist made by Professor Messer</text:p>
          </table:table-cell>
          <table:table-cell table:style-name="Table1.A1" office:value-type="string">
            <text:p text:style-name="P4"><text:a xlink:type="simple" xlink:href="https://youtube.com/playlist?list=PLfD4jpV81h-jnhwSG3rfUF8L9hfcn5rBh" text:style-name="Internet_20_link" text:visited-style-name="Visited_20_Internet_20_Link">https://youtube.com/playlist?list=PLfD4jpV81h-jnhwSG3rfUF8L9hfcn5rBh</text:a> </text:p>
          </table:table-cell>
        </table:table-row>
        <table:table-row table:style-name="TableLine24016789306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www.youtube.com/playlist?list=PLFjbYAJ7ryalqu9WAqt1nFX1to58DTBL5" text:style-name="Internet_20_link" text:visited-style-name="Visited_20_Internet_20_Link">https://www.youtube.com/playlist?list=PLFjbYAJ7ryalqu9WAqt1nFX1to58DTBL5</text:a> </text:p>
          </table:table-cell>
        </table:table-row>
        <table:table-row table:style-name="TableLine24016789303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youtube.com/playlist?list=PLGvfHSgImk4bTwUZJEECrsqVMu-eaiZEC" text:style-name="Internet_20_link" text:visited-style-name="Visited_20_Internet_20_Link">https://youtube.com/playlist?list=PLGvfHSgImk4bTwUZJEECrsqVMu-eaiZEC</text:a> </text:p>
          </table:table-cell>
        </table:table-row>
        <table:table-row table:style-name="TableLine2401678931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8933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NetworkChuck</text:p>
            <text:p text:style-name="P9">How I'm Studying for the Linux+ XK0-004 Exam - Study Tools</text:p>
          </table:table-cell>
          <table:table-cell table:style-name="Table1.A1" office:value-type="string">
            <text:p text:style-name="P4"><text:a xlink:type="simple" xlink:href="https://youtu.be/7Wia_5gn8jo" text:style-name="Internet_20_link" text:visited-style-name="Visited_20_Internet_20_Link">https://youtu.be/7Wia_5gn8jo</text:a> </text:p>
          </table:table-cell>
        </table:table-row>
        <table:table-row table:style-name="TableLine24016789330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893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8933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8931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89338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CompTIA Linux+</text:p>
          </table:table-cell>
          <table:table-cell table:style-name="Table1.A1" office:value-type="string">
            <text:p text:style-name="P4"/>
          </table:table-cell>
        </table:table-row>
        <table:table-row table:style-name="TableLine2401678931984">
          <table:table-cell table:style-name="Table1.A1" office:value-type="string">
            <text:p text:style-name="P10">PDF</text:p>
          </table:table-cell>
          <table:table-cell table:style-name="Table1.A1" office:value-type="string">
            <text:p text:style-name="P10">LPIC-1 Study Guide</text:p>
          </table:table-cell>
          <table:table-cell table:style-name="Table1.A1" office:value-type="string">
            <text:p text:style-name="P4"><text:a xlink:type="simple" xlink:href="https://doc.lagout.org/LPI/Sybex_lpic1_3e-2013.pdf" text:style-name="Internet_20_link" text:visited-style-name="Visited_20_Internet_20_Link">https://doc.lagout.org/LPI/Sybex_lpic1_3e-2013.pdf</text:a> </text:p>
          </table:table-cell>
        </table:table-row>
        <table:table-row table:style-name="TableLine2401678932528">
          <table:table-cell table:style-name="Table1.A1" office:value-type="string">
            <text:p text:style-name="P10">PDF</text:p>
          </table:table-cell>
          <table:table-cell table:style-name="Table1.A1" office:value-type="string">
            <text:p text:style-name="P10">LPIC-2 Study Guide</text:p>
          </table:table-cell>
          <table:table-cell table:style-name="Table1.A1" office:value-type="string">
            <text:p text:style-name="P4"><text:a xlink:type="simple" xlink:href="https://q2dg.github.io/LPIC2/LPIC-2_LPIC_Study_Guide(2016).pdf" text:style-name="Internet_20_link" text:visited-style-name="Visited_20_Internet_20_Link">https://q2dg.github.io/LPIC2/LPIC-</text:a><text:soft-page-break/><text:a xlink:type="simple" xlink:href="https://q2dg.github.io/LPIC2/LPIC-2_LPIC_Study_Guide(2016).pdf" text:style-name="Internet_20_link" text:visited-style-name="Visited_20_Internet_20_Link">2_LPIC_Study_Guide(2016).pdf</text:a> </text:p>
          </table:table-cell>
        </table:table-row>
        <table:table-row table:style-name="TableLine24016789328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>Linux.conf.au</text:p>
            <text:p text:style-name="P12">The Tragedy of systemd</text:p>
          </table:table-cell>
          <table:table-cell table:style-name="Table1.A1" office:value-type="string">
            <text:p text:style-name="Table_20_Contents">https://youtu.be/o_AIw9bGogo</text:p>
          </table:table-cell>
        </table:table-row>
        <table:table-row table:style-name="TableLine24016649160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>TheCyberMentor</text:p>
            <text:p text:style-name="P14">Heath Adams</text:p>
            <text:p text:style-name="P14">freeCodeCamp.org</text:p>
            <text:p text:style-name="P3">Linux for Ethical Hackers (Kali Linux Tutorial)</text:p>
          </table:table-cell>
          <table:table-cell table:style-name="Table1.A1" office:value-type="string">
            <text:p text:style-name="P4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24016649174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85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82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77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88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66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90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69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63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80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71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93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649158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5830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583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583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586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4016765838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50:58.084000000</meta:creation-date>
    <dc:date>2021-11-19T14:41:34.668000000</dc:date>
    <meta:editing-duration>PT3H24M52S</meta:editing-duration>
    <meta:editing-cycles>5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52" meta:word-count="118" meta:character-count="1665" meta:non-whitespace-character-count="1582"/>
  </office:meta>
</office:document-meta>
</file>